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quipos</text:p>
          </table:table-cell>
          <table:table-cell table:style-name="ce7" office:value-type="date" office:date-value="2014-04-01" calcext:value-type="date">
            <text:p>01/04/14</text:p>
          </table:table-cell>
          <table:table-cell table:style-name="ce7" office:value-type="date" office:date-value="2014-04-02" calcext:value-type="date">
            <text:p>02/04/14</text:p>
          </table:table-cell>
          <table:table-cell table:style-name="ce7" office:value-type="date" office:date-value="2014-04-03" calcext:value-type="date">
            <text:p>03/04/14</text:p>
          </table:table-cell>
          <table:table-cell table:style-name="ce7" office:value-type="date" office:date-value="2014-04-07" calcext:value-type="date">
            <text:p>07/04/14</text:p>
          </table:table-cell>
          <table:table-cell table:style-name="ce7" office:value-type="date" office:date-value="2014-04-08" calcext:value-type="date">
            <text:p>08/04/14</text:p>
          </table:table-cell>
          <table:table-cell table:style-name="ce7" office:value-type="date" office:date-value="2014-04-09" calcext:value-type="date">
            <text:p>09/04/14</text:p>
          </table:table-cell>
          <table:table-cell table:style-name="ce7" office:value-type="date" office:date-value="2014-04-10" calcext:value-type="date">
            <text:p>10/04/14</text:p>
          </table:table-cell>
          <table:table-cell table:style-name="ce7" office:value-type="date" office:date-value="2014-04-28" calcext:value-type="date">
            <text:p>28/04/14</text:p>
          </table:table-cell>
          <table:table-cell table:style-name="ce7" office:value-type="date" office:date-value="2014-04-29" calcext:value-type="date">
            <text:p>29/04/14</text:p>
          </table:table-cell>
          <table:table-cell table:style-name="ce7" office:value-type="date" office:date-value="2014-04-30" calcext:value-type="date">
            <text:p>30/04/14</text:p>
          </table:table-cell>
          <table:table-cell table:style-name="ce7" office:value-type="date" office:date-value="2014-05-06" calcext:value-type="date">
            <text:p>06/05/14</text:p>
          </table:table-cell>
          <table:table-cell table:style-name="ce7" office:value-type="date" office:date-value="2014-06-02" calcext:value-type="date">
            <text:p>02/06/14</text:p>
          </table:table-cell>
          <table:table-cell table:style-name="ce7" office:value-type="date" office:date-value="2014-06-05" calcext:value-type="date">
            <text:p>05/06/14</text:p>
          </table:table-cell>
          <table:table-cell table:number-columns-repeated="229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29"/>
        </table:table-row>
        <table:table-row table:style-name="ro3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table:number-columns-repeated="2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33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30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29"/>
        </table:table-row>
        <table:table-row table:style-name="ro4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 table:number-columns-repeated="230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229"/>
        </table:table-row>
        <table:table-row table:style-name="ro3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6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0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29"/>
        </table:table-row>
        <table:table-row table:style-name="ro5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30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230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31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12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29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30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string" calcext:value-type="string">
            <text:p>x</text:p>
          </table:table-cell>
          <table:table-cell table:number-columns-repeated="2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08:53:55.9257744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5T08:55:53.364889107</dc:date>
    <meta:editing-duration>P1DT10H57M31S</meta:editing-duration>
    <meta:editing-cycles>36</meta:editing-cycles>
    <meta:generator>LibreOffice/4.2.4.2$Linux_X86_64 LibreOffice_project/f7057bc953240308441cdc8da9ce2f611c6c7ef6</meta:generator>
    <meta:document-statistic meta:table-count="1" meta:cell-count="899" meta:object-count="0"/>
  </office:meta>
</office:document-meta>
</file>